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053cm" svg:stroke-color="#092a38" draw:stroke-linejoin="miter" svg:stroke-linecap="butt" draw:fill="solid" draw:fill-color="#15608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glow-radius="1.058cm" loext:glow-color="#e97132" loext:glow-transparency="5%" loext:glow-text-radius="0.706cm" loext:glow-text-color="#4ea72e" loext:glow-text-transparency="5%" loext:decorative="false">
        <loext:stroke-complex-color loext:theme-type="accent1" loext:color-type="theme"/>
        <loext:fill-complex-color loext:theme-type="accent1" loext:color-type="theme"/>
      </style:graphic-properties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Címdia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solid" draw:fill-color="#156082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ptos" fo:font-size="18pt" fo:letter-spacing="normal" fo:language="hu" fo:country="H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ímdia" presentation:presentation-page-layout-name="AL1T0">
        <draw:custom-shape draw:name="Ellipszis 3" draw:style-name="gr1" draw:text-style-name="P2" draw:layer="layout" svg:width="8.356cm" svg:height="8.356cm" svg:x="7.101cm" svg:y="4.343cm">
          <text:p text:style-name="P1"><text:span text:style-name="T1">Text Glow in Shape</text:span></text:p>
          <draw:enhanced-geometry draw:mirror-horizontal="false" draw:mirror-vertical="false" draw:glue-points="?f4 0 ?f5 ?f8 0 ?f7 ?f5 ?f9 ?f4 ?f10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ptos Display" svg:font-family="'Aptos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ímdia-background" style:family="presentation">
      <style:graphic-properties draw:stroke="none" draw:fill="solid" draw:fill-color="#ffffff"/>
      <style:text-properties style:letter-kerning="true"/>
    </style:style>
    <style:style style:name="Cím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m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mdia-outline1" style:family="presentation">
      <style:graphic-properties draw:stroke="none" draw:fill="none" draw:auto-grow-height="false" draw:fit-to-size="false" style:shrink-to-fit="true" style:writing-mode="lr-tb">
        <text:list-style style:name="Címdi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mdia-outline2" style:family="presentation" style:parent-style-name="Címdi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ímdia-outline3" style:family="presentation" style:parent-style-name="Címdi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ímdia-outline4" style:family="presentation" style:parent-style-name="Címdi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ímdia-outline5" style:family="presentation" style:parent-style-name="Címdia-outline4">
      <style:paragraph-properties fo:margin-top="0.1cm" fo:margin-bottom="0cm"/>
      <style:text-properties fo:font-size="20pt" style:font-size-asian="20pt" style:font-size-complex="20pt"/>
    </style:style>
    <style:style style:name="Címdia-outline6" style:family="presentation" style:parent-style-name="Címdia-outline5">
      <style:paragraph-properties fo:margin-top="0.1cm" fo:margin-bottom="0cm"/>
      <style:text-properties fo:font-size="20pt" style:font-size-asian="20pt" style:font-size-complex="20pt"/>
    </style:style>
    <style:style style:name="Címdia-outline7" style:family="presentation" style:parent-style-name="Címdia-outline6">
      <style:paragraph-properties fo:margin-top="0.1cm" fo:margin-bottom="0cm"/>
      <style:text-properties fo:font-size="20pt" style:font-size-asian="20pt" style:font-size-complex="20pt"/>
    </style:style>
    <style:style style:name="Címdia-outline8" style:family="presentation" style:parent-style-name="Címdia-outline7">
      <style:paragraph-properties fo:margin-top="0.1cm" fo:margin-bottom="0cm"/>
      <style:text-properties fo:font-size="20pt" style:font-size-asian="20pt" style:font-size-complex="20pt"/>
    </style:style>
    <style:style style:name="Címdia-outline9" style:family="presentation" style:parent-style-name="Címdia-outline8">
      <style:paragraph-properties fo:margin-top="0.1cm" fo:margin-bottom="0cm"/>
      <style:text-properties fo:font-size="20pt" style:font-size-asian="20pt" style:font-size-complex="20pt"/>
    </style:style>
    <style:style style:name="Címdia-subtitle" style:family="presentation">
      <style:graphic-properties draw:stroke="none" draw:fill="none" draw:textarea-vertical-align="middle">
        <text:list-style style:name="Címdi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mdia-title" style:family="presentation">
      <style:graphic-properties draw:stroke="none" draw:fill="none" draw:textarea-vertical-align="middle" style:writing-mode="lr-tb">
        <text:list-style style:name="Címdi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m_20_és_20_függőleges_20_szöveg-background" style:display-name="Cím és függőleges szöveg-background" style:family="presentation">
      <style:graphic-properties draw:stroke="none" draw:fill="solid" draw:fill-color="#ffffff"/>
      <style:text-properties style:letter-kerning="true"/>
    </style:style>
    <style:style style:name="Cím_20_és_20_függőleges_20_szöveg-backgroundobjects" style:display-name="Cím és függőleges 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m_20_és_20_függőleges_20_szöveg-notes" style:display-name="Cím és függőleges 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m_20_és_20_függőleges_20_szöveg-outline1" style:display-name="Cím és függőleges szöveg-outline1" style:family="presentation">
      <style:graphic-properties draw:stroke="none" draw:fill="none" draw:auto-grow-height="false" draw:fit-to-size="false" style:shrink-to-fit="true" style:writing-mode="lr-tb">
        <text:list-style style:name="Cím_20_és_20_függőleges_20_szöveg-outline1" style:display-name="Cím és függőleges szöv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m_20_és_20_függőleges_20_szöveg-outline2" style:display-name="Cím és függőleges szöveg-outline2" style:family="presentation" style:parent-style-name="Cím_20_és_20_függőleges_20_szöve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ím_20_és_20_függőleges_20_szöveg-outline3" style:display-name="Cím és függőleges szöveg-outline3" style:family="presentation" style:parent-style-name="Cím_20_és_20_függőleges_20_szöve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ím_20_és_20_függőleges_20_szöveg-outline4" style:display-name="Cím és függőleges szöveg-outline4" style:family="presentation" style:parent-style-name="Cím_20_és_20_függőleges_20_szöve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ím_20_és_20_függőleges_20_szöveg-outline5" style:display-name="Cím és függőleges szöveg-outline5" style:family="presentation" style:parent-style-name="Cím_20_és_20_függőleges_20_szöveg-outline4">
      <style:paragraph-properties fo:margin-top="0.1cm" fo:margin-bottom="0cm"/>
      <style:text-properties fo:font-size="20pt" style:font-size-asian="20pt" style:font-size-complex="20pt"/>
    </style:style>
    <style:style style:name="Cím_20_és_20_függőleges_20_szöveg-outline6" style:display-name="Cím és függőleges szöveg-outline6" style:family="presentation" style:parent-style-name="Cím_20_és_20_függőleges_20_szöveg-outline5">
      <style:paragraph-properties fo:margin-top="0.1cm" fo:margin-bottom="0cm"/>
      <style:text-properties fo:font-size="20pt" style:font-size-asian="20pt" style:font-size-complex="20pt"/>
    </style:style>
    <style:style style:name="Cím_20_és_20_függőleges_20_szöveg-outline7" style:display-name="Cím és függőleges szöveg-outline7" style:family="presentation" style:parent-style-name="Cím_20_és_20_függőleges_20_szöveg-outline6">
      <style:paragraph-properties fo:margin-top="0.1cm" fo:margin-bottom="0cm"/>
      <style:text-properties fo:font-size="20pt" style:font-size-asian="20pt" style:font-size-complex="20pt"/>
    </style:style>
    <style:style style:name="Cím_20_és_20_függőleges_20_szöveg-outline8" style:display-name="Cím és függőleges szöveg-outline8" style:family="presentation" style:parent-style-name="Cím_20_és_20_függőleges_20_szöveg-outline7">
      <style:paragraph-properties fo:margin-top="0.1cm" fo:margin-bottom="0cm"/>
      <style:text-properties fo:font-size="20pt" style:font-size-asian="20pt" style:font-size-complex="20pt"/>
    </style:style>
    <style:style style:name="Cím_20_és_20_függőleges_20_szöveg-outline9" style:display-name="Cím és függőleges szöveg-outline9" style:family="presentation" style:parent-style-name="Cím_20_és_20_függőleges_20_szöveg-outline8">
      <style:paragraph-properties fo:margin-top="0.1cm" fo:margin-bottom="0cm"/>
      <style:text-properties fo:font-size="20pt" style:font-size-asian="20pt" style:font-size-complex="20pt"/>
    </style:style>
    <style:style style:name="Cím_20_és_20_függőleges_20_szöveg-subtitle" style:display-name="Cím és függőleges szöveg-subtitle" style:family="presentation">
      <style:graphic-properties draw:stroke="none" draw:fill="none" draw:textarea-vertical-align="middle">
        <text:list-style style:name="Cím_20_és_20_függőleges_20_szöveg-subtitle" style:display-name="Cím és függőleges szöv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m_20_és_20_függőleges_20_szöveg-title" style:display-name="Cím és függőleges szöveg-title" style:family="presentation">
      <style:graphic-properties draw:stroke="none" draw:fill="none" draw:textarea-vertical-align="middle" style:writing-mode="lr-tb">
        <text:list-style style:name="Cím_20_és_20_függőleges_20_szöveg-title" style:display-name="Cím és függőleges szöv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üggőleges_20_cím_20_és_20_szöveg-background" style:display-name="Függőleges cím és szöveg-background" style:family="presentation">
      <style:graphic-properties draw:stroke="none" draw:fill="solid" draw:fill-color="#ffffff"/>
      <style:text-properties style:letter-kerning="true"/>
    </style:style>
    <style:style style:name="Függőleges_20_cím_20_és_20_szöveg-backgroundobjects" style:display-name="Függőleges cím és szöv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üggőleges_20_cím_20_és_20_szöveg-notes" style:display-name="Függőleges cím és szöv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üggőleges_20_cím_20_és_20_szöveg-outline1" style:display-name="Függőleges cím és szöveg-outline1" style:family="presentation">
      <style:graphic-properties draw:stroke="none" draw:fill="none" draw:auto-grow-height="false" draw:fit-to-size="false" style:shrink-to-fit="true" style:writing-mode="lr-tb">
        <text:list-style style:name="Függőleges_20_cím_20_és_20_szöveg-outline1" style:display-name="Függőleges cím és szöve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üggőleges_20_cím_20_és_20_szöveg-outline2" style:display-name="Függőleges cím és szöveg-outline2" style:family="presentation" style:parent-style-name="Függőleges_20_cím_20_és_20_szöve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Függőleges_20_cím_20_és_20_szöveg-outline3" style:display-name="Függőleges cím és szöveg-outline3" style:family="presentation" style:parent-style-name="Függőleges_20_cím_20_és_20_szöve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üggőleges_20_cím_20_és_20_szöveg-outline4" style:display-name="Függőleges cím és szöveg-outline4" style:family="presentation" style:parent-style-name="Függőleges_20_cím_20_és_20_szöve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üggőleges_20_cím_20_és_20_szöveg-outline5" style:display-name="Függőleges cím és szöveg-outline5" style:family="presentation" style:parent-style-name="Függőleges_20_cím_20_és_20_szöveg-outline4">
      <style:paragraph-properties fo:margin-top="0.1cm" fo:margin-bottom="0cm"/>
      <style:text-properties fo:font-size="20pt" style:font-size-asian="20pt" style:font-size-complex="20pt"/>
    </style:style>
    <style:style style:name="Függőleges_20_cím_20_és_20_szöveg-outline6" style:display-name="Függőleges cím és szöveg-outline6" style:family="presentation" style:parent-style-name="Függőleges_20_cím_20_és_20_szöveg-outline5">
      <style:paragraph-properties fo:margin-top="0.1cm" fo:margin-bottom="0cm"/>
      <style:text-properties fo:font-size="20pt" style:font-size-asian="20pt" style:font-size-complex="20pt"/>
    </style:style>
    <style:style style:name="Függőleges_20_cím_20_és_20_szöveg-outline7" style:display-name="Függőleges cím és szöveg-outline7" style:family="presentation" style:parent-style-name="Függőleges_20_cím_20_és_20_szöveg-outline6">
      <style:paragraph-properties fo:margin-top="0.1cm" fo:margin-bottom="0cm"/>
      <style:text-properties fo:font-size="20pt" style:font-size-asian="20pt" style:font-size-complex="20pt"/>
    </style:style>
    <style:style style:name="Függőleges_20_cím_20_és_20_szöveg-outline8" style:display-name="Függőleges cím és szöveg-outline8" style:family="presentation" style:parent-style-name="Függőleges_20_cím_20_és_20_szöveg-outline7">
      <style:paragraph-properties fo:margin-top="0.1cm" fo:margin-bottom="0cm"/>
      <style:text-properties fo:font-size="20pt" style:font-size-asian="20pt" style:font-size-complex="20pt"/>
    </style:style>
    <style:style style:name="Függőleges_20_cím_20_és_20_szöveg-outline9" style:display-name="Függőleges cím és szöveg-outline9" style:family="presentation" style:parent-style-name="Függőleges_20_cím_20_és_20_szöveg-outline8">
      <style:paragraph-properties fo:margin-top="0.1cm" fo:margin-bottom="0cm"/>
      <style:text-properties fo:font-size="20pt" style:font-size-asian="20pt" style:font-size-complex="20pt"/>
    </style:style>
    <style:style style:name="Függőleges_20_cím_20_és_20_szöveg-subtitle" style:display-name="Függőleges cím és szöveg-subtitle" style:family="presentation">
      <style:graphic-properties draw:stroke="none" draw:fill="none" draw:textarea-vertical-align="middle">
        <text:list-style style:name="Függőleges_20_cím_20_és_20_szöveg-subtitle" style:display-name="Függőleges cím és szöve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üggőleges_20_cím_20_és_20_szöveg-title" style:display-name="Függőleges cím és szöveg-title" style:family="presentation">
      <style:graphic-properties draw:stroke="none" draw:fill="none" draw:textarea-vertical-align="middle" style:writing-mode="lr-tb">
        <text:list-style style:name="Függőleges_20_cím_20_és_20_szöveg-title" style:display-name="Függőleges cím és szöve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m_20_és_20_tartalom-background" style:display-name="Cím és tartalom-background" style:family="presentation">
      <style:graphic-properties draw:stroke="none" draw:fill="solid" draw:fill-color="#ffffff"/>
      <style:text-properties style:letter-kerning="true"/>
    </style:style>
    <style:style style:name="Cím_20_és_20_tartalom-backgroundobjects" style:display-name="Cím és tarta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ím_20_és_20_tartalom-notes" style:display-name="Cím és tarta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ím_20_és_20_tartalom-outline1" style:display-name="Cím és tartalom-outline1" style:family="presentation">
      <style:graphic-properties draw:stroke="none" draw:fill="none" draw:auto-grow-height="false" draw:fit-to-size="false" style:shrink-to-fit="true" style:writing-mode="lr-tb">
        <text:list-style style:name="Cím_20_és_20_tartalom-outline1" style:display-name="Cím és tartal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ím_20_és_20_tartalom-outline2" style:display-name="Cím és tartalom-outline2" style:family="presentation" style:parent-style-name="Cím_20_és_20_tartalo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ím_20_és_20_tartalom-outline3" style:display-name="Cím és tartalom-outline3" style:family="presentation" style:parent-style-name="Cím_20_és_20_tartalo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ím_20_és_20_tartalom-outline4" style:display-name="Cím és tartalom-outline4" style:family="presentation" style:parent-style-name="Cím_20_és_20_tartalo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ím_20_és_20_tartalom-outline5" style:display-name="Cím és tartalom-outline5" style:family="presentation" style:parent-style-name="Cím_20_és_20_tartalom-outline4">
      <style:paragraph-properties fo:margin-top="0.1cm" fo:margin-bottom="0cm"/>
      <style:text-properties fo:font-size="20pt" style:font-size-asian="20pt" style:font-size-complex="20pt"/>
    </style:style>
    <style:style style:name="Cím_20_és_20_tartalom-outline6" style:display-name="Cím és tartalom-outline6" style:family="presentation" style:parent-style-name="Cím_20_és_20_tartalom-outline5">
      <style:paragraph-properties fo:margin-top="0.1cm" fo:margin-bottom="0cm"/>
      <style:text-properties fo:font-size="20pt" style:font-size-asian="20pt" style:font-size-complex="20pt"/>
    </style:style>
    <style:style style:name="Cím_20_és_20_tartalom-outline7" style:display-name="Cím és tartalom-outline7" style:family="presentation" style:parent-style-name="Cím_20_és_20_tartalom-outline6">
      <style:paragraph-properties fo:margin-top="0.1cm" fo:margin-bottom="0cm"/>
      <style:text-properties fo:font-size="20pt" style:font-size-asian="20pt" style:font-size-complex="20pt"/>
    </style:style>
    <style:style style:name="Cím_20_és_20_tartalom-outline8" style:display-name="Cím és tartalom-outline8" style:family="presentation" style:parent-style-name="Cím_20_és_20_tartalom-outline7">
      <style:paragraph-properties fo:margin-top="0.1cm" fo:margin-bottom="0cm"/>
      <style:text-properties fo:font-size="20pt" style:font-size-asian="20pt" style:font-size-complex="20pt"/>
    </style:style>
    <style:style style:name="Cím_20_és_20_tartalom-outline9" style:display-name="Cím és tartalom-outline9" style:family="presentation" style:parent-style-name="Cím_20_és_20_tartalom-outline8">
      <style:paragraph-properties fo:margin-top="0.1cm" fo:margin-bottom="0cm"/>
      <style:text-properties fo:font-size="20pt" style:font-size-asian="20pt" style:font-size-complex="20pt"/>
    </style:style>
    <style:style style:name="Cím_20_és_20_tartalom-subtitle" style:display-name="Cím és tartalom-subtitle" style:family="presentation">
      <style:graphic-properties draw:stroke="none" draw:fill="none" draw:textarea-vertical-align="middle">
        <text:list-style style:name="Cím_20_és_20_tartalom-subtitle" style:display-name="Cím és tartal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ím_20_és_20_tartalom-title" style:display-name="Cím és tartalom-title" style:family="presentation">
      <style:graphic-properties draw:stroke="none" draw:fill="none" draw:textarea-vertical-align="middle" style:writing-mode="lr-tb">
        <text:list-style style:name="Cím_20_és_20_tartalom-title" style:display-name="Cím és tartal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zakaszfejléc-background" style:family="presentation">
      <style:graphic-properties draw:stroke="none" draw:fill="solid" draw:fill-color="#ffffff"/>
      <style:text-properties style:letter-kerning="true"/>
    </style:style>
    <style:style style:name="Szakaszfejlé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zakaszfejlé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zakaszfejléc-outline1" style:family="presentation">
      <style:graphic-properties draw:stroke="none" draw:fill="none" draw:auto-grow-height="false" draw:fit-to-size="false" style:shrink-to-fit="true" style:writing-mode="lr-tb">
        <text:list-style style:name="Szakaszfejléc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zakaszfejléc-outline2" style:family="presentation" style:parent-style-name="Szakaszfejléc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zakaszfejléc-outline3" style:family="presentation" style:parent-style-name="Szakaszfejléc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zakaszfejléc-outline4" style:family="presentation" style:parent-style-name="Szakaszfejléc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zakaszfejléc-outline5" style:family="presentation" style:parent-style-name="Szakaszfejléc-outline4">
      <style:paragraph-properties fo:margin-top="0.1cm" fo:margin-bottom="0cm"/>
      <style:text-properties fo:font-size="20pt" style:font-size-asian="20pt" style:font-size-complex="20pt"/>
    </style:style>
    <style:style style:name="Szakaszfejléc-outline6" style:family="presentation" style:parent-style-name="Szakaszfejléc-outline5">
      <style:paragraph-properties fo:margin-top="0.1cm" fo:margin-bottom="0cm"/>
      <style:text-properties fo:font-size="20pt" style:font-size-asian="20pt" style:font-size-complex="20pt"/>
    </style:style>
    <style:style style:name="Szakaszfejléc-outline7" style:family="presentation" style:parent-style-name="Szakaszfejléc-outline6">
      <style:paragraph-properties fo:margin-top="0.1cm" fo:margin-bottom="0cm"/>
      <style:text-properties fo:font-size="20pt" style:font-size-asian="20pt" style:font-size-complex="20pt"/>
    </style:style>
    <style:style style:name="Szakaszfejléc-outline8" style:family="presentation" style:parent-style-name="Szakaszfejléc-outline7">
      <style:paragraph-properties fo:margin-top="0.1cm" fo:margin-bottom="0cm"/>
      <style:text-properties fo:font-size="20pt" style:font-size-asian="20pt" style:font-size-complex="20pt"/>
    </style:style>
    <style:style style:name="Szakaszfejléc-outline9" style:family="presentation" style:parent-style-name="Szakaszfejléc-outline8">
      <style:paragraph-properties fo:margin-top="0.1cm" fo:margin-bottom="0cm"/>
      <style:text-properties fo:font-size="20pt" style:font-size-asian="20pt" style:font-size-complex="20pt"/>
    </style:style>
    <style:style style:name="Szakaszfejléc-subtitle" style:family="presentation">
      <style:graphic-properties draw:stroke="none" draw:fill="none" draw:textarea-vertical-align="middle">
        <text:list-style style:name="Szakaszfejléc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zakaszfejléc-title" style:family="presentation">
      <style:graphic-properties draw:stroke="none" draw:fill="none" draw:textarea-vertical-align="middle" style:writing-mode="lr-tb">
        <text:list-style style:name="Szakaszfejléc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tartalomrész-background" style:display-name="2 tartalomrész-background" style:family="presentation">
      <style:graphic-properties draw:stroke="none" draw:fill="solid" draw:fill-color="#ffffff"/>
      <style:text-properties style:letter-kerning="true"/>
    </style:style>
    <style:style style:name="_32__20_tartalomrész-backgroundobjects" style:display-name="2 tartalomrész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tartalomrész-notes" style:display-name="2 tartalomrész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tartalomrész-outline1" style:display-name="2 tartalomrész-outline1" style:family="presentation">
      <style:graphic-properties draw:stroke="none" draw:fill="none" draw:auto-grow-height="false" draw:fit-to-size="false" style:shrink-to-fit="true" style:writing-mode="lr-tb">
        <text:list-style style:name="_32__20_tartalomrész-outline1" style:display-name="2 tartalomrész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tartalomrész-outline2" style:display-name="2 tartalomrész-outline2" style:family="presentation" style:parent-style-name="_32__20_tartalomrész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_32__20_tartalomrész-outline3" style:display-name="2 tartalomrész-outline3" style:family="presentation" style:parent-style-name="_32__20_tartalomrész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tartalomrész-outline4" style:display-name="2 tartalomrész-outline4" style:family="presentation" style:parent-style-name="_32__20_tartalomrész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tartalomrész-outline5" style:display-name="2 tartalomrész-outline5" style:family="presentation" style:parent-style-name="_32__20_tartalomrész-outline4">
      <style:paragraph-properties fo:margin-top="0.1cm" fo:margin-bottom="0cm"/>
      <style:text-properties fo:font-size="20pt" style:font-size-asian="20pt" style:font-size-complex="20pt"/>
    </style:style>
    <style:style style:name="_32__20_tartalomrész-outline6" style:display-name="2 tartalomrész-outline6" style:family="presentation" style:parent-style-name="_32__20_tartalomrész-outline5">
      <style:paragraph-properties fo:margin-top="0.1cm" fo:margin-bottom="0cm"/>
      <style:text-properties fo:font-size="20pt" style:font-size-asian="20pt" style:font-size-complex="20pt"/>
    </style:style>
    <style:style style:name="_32__20_tartalomrész-outline7" style:display-name="2 tartalomrész-outline7" style:family="presentation" style:parent-style-name="_32__20_tartalomrész-outline6">
      <style:paragraph-properties fo:margin-top="0.1cm" fo:margin-bottom="0cm"/>
      <style:text-properties fo:font-size="20pt" style:font-size-asian="20pt" style:font-size-complex="20pt"/>
    </style:style>
    <style:style style:name="_32__20_tartalomrész-outline8" style:display-name="2 tartalomrész-outline8" style:family="presentation" style:parent-style-name="_32__20_tartalomrész-outline7">
      <style:paragraph-properties fo:margin-top="0.1cm" fo:margin-bottom="0cm"/>
      <style:text-properties fo:font-size="20pt" style:font-size-asian="20pt" style:font-size-complex="20pt"/>
    </style:style>
    <style:style style:name="_32__20_tartalomrész-outline9" style:display-name="2 tartalomrész-outline9" style:family="presentation" style:parent-style-name="_32__20_tartalomrész-outline8">
      <style:paragraph-properties fo:margin-top="0.1cm" fo:margin-bottom="0cm"/>
      <style:text-properties fo:font-size="20pt" style:font-size-asian="20pt" style:font-size-complex="20pt"/>
    </style:style>
    <style:style style:name="_32__20_tartalomrész-subtitle" style:display-name="2 tartalomrész-subtitle" style:family="presentation">
      <style:graphic-properties draw:stroke="none" draw:fill="none" draw:textarea-vertical-align="middle">
        <text:list-style style:name="_32__20_tartalomrész-subtitle" style:display-name="2 tartalomrész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tartalomrész-title" style:display-name="2 tartalomrész-title" style:family="presentation">
      <style:graphic-properties draw:stroke="none" draw:fill="none" draw:textarea-vertical-align="middle" style:writing-mode="lr-tb">
        <text:list-style style:name="_32__20_tartalomrész-title" style:display-name="2 tartalomrész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Összehasonlítás-background" style:family="presentation">
      <style:graphic-properties draw:stroke="none" draw:fill="solid" draw:fill-color="#ffffff"/>
      <style:text-properties style:letter-kerning="true"/>
    </style:style>
    <style:style style:name="Összehasonlítá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Összehasonlítá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Összehasonlítás-outline1" style:family="presentation">
      <style:graphic-properties draw:stroke="none" draw:fill="none" draw:auto-grow-height="false" draw:fit-to-size="false" style:shrink-to-fit="true" style:writing-mode="lr-tb">
        <text:list-style style:name="Összehasonlítá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Összehasonlítás-outline2" style:family="presentation" style:parent-style-name="Összehasonlítá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Összehasonlítás-outline3" style:family="presentation" style:parent-style-name="Összehasonlítá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Összehasonlítás-outline4" style:family="presentation" style:parent-style-name="Összehasonlítá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Összehasonlítás-outline5" style:family="presentation" style:parent-style-name="Összehasonlítás-outline4">
      <style:paragraph-properties fo:margin-top="0.1cm" fo:margin-bottom="0cm"/>
      <style:text-properties fo:font-size="20pt" style:font-size-asian="20pt" style:font-size-complex="20pt"/>
    </style:style>
    <style:style style:name="Összehasonlítás-outline6" style:family="presentation" style:parent-style-name="Összehasonlítás-outline5">
      <style:paragraph-properties fo:margin-top="0.1cm" fo:margin-bottom="0cm"/>
      <style:text-properties fo:font-size="20pt" style:font-size-asian="20pt" style:font-size-complex="20pt"/>
    </style:style>
    <style:style style:name="Összehasonlítás-outline7" style:family="presentation" style:parent-style-name="Összehasonlítás-outline6">
      <style:paragraph-properties fo:margin-top="0.1cm" fo:margin-bottom="0cm"/>
      <style:text-properties fo:font-size="20pt" style:font-size-asian="20pt" style:font-size-complex="20pt"/>
    </style:style>
    <style:style style:name="Összehasonlítás-outline8" style:family="presentation" style:parent-style-name="Összehasonlítás-outline7">
      <style:paragraph-properties fo:margin-top="0.1cm" fo:margin-bottom="0cm"/>
      <style:text-properties fo:font-size="20pt" style:font-size-asian="20pt" style:font-size-complex="20pt"/>
    </style:style>
    <style:style style:name="Összehasonlítás-outline9" style:family="presentation" style:parent-style-name="Összehasonlítás-outline8">
      <style:paragraph-properties fo:margin-top="0.1cm" fo:margin-bottom="0cm"/>
      <style:text-properties fo:font-size="20pt" style:font-size-asian="20pt" style:font-size-complex="20pt"/>
    </style:style>
    <style:style style:name="Összehasonlítás-subtitle" style:family="presentation">
      <style:graphic-properties draw:stroke="none" draw:fill="none" draw:textarea-vertical-align="middle">
        <text:list-style style:name="Összehasonlítá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Összehasonlítás-title" style:family="presentation">
      <style:graphic-properties draw:stroke="none" draw:fill="none" draw:textarea-vertical-align="middle" style:writing-mode="lr-tb">
        <text:list-style style:name="Összehasonlítá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sak_20_cím-background" style:display-name="Csak cím-background" style:family="presentation">
      <style:graphic-properties draw:stroke="none" draw:fill="solid" draw:fill-color="#ffffff"/>
      <style:text-properties style:letter-kerning="true"/>
    </style:style>
    <style:style style:name="Csak_20_cím-backgroundobjects" style:display-name="Csak cí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sak_20_cím-notes" style:display-name="Csak cí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sak_20_cím-outline1" style:display-name="Csak cím-outline1" style:family="presentation">
      <style:graphic-properties draw:stroke="none" draw:fill="none" draw:auto-grow-height="false" draw:fit-to-size="false" style:shrink-to-fit="true" style:writing-mode="lr-tb">
        <text:list-style style:name="Csak_20_cím-outline1" style:display-name="Csak cí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sak_20_cím-outline2" style:display-name="Csak cím-outline2" style:family="presentation" style:parent-style-name="Csak_20_cí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sak_20_cím-outline3" style:display-name="Csak cím-outline3" style:family="presentation" style:parent-style-name="Csak_20_cí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sak_20_cím-outline4" style:display-name="Csak cím-outline4" style:family="presentation" style:parent-style-name="Csak_20_cí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sak_20_cím-outline5" style:display-name="Csak cím-outline5" style:family="presentation" style:parent-style-name="Csak_20_cím-outline4">
      <style:paragraph-properties fo:margin-top="0.1cm" fo:margin-bottom="0cm"/>
      <style:text-properties fo:font-size="20pt" style:font-size-asian="20pt" style:font-size-complex="20pt"/>
    </style:style>
    <style:style style:name="Csak_20_cím-outline6" style:display-name="Csak cím-outline6" style:family="presentation" style:parent-style-name="Csak_20_cím-outline5">
      <style:paragraph-properties fo:margin-top="0.1cm" fo:margin-bottom="0cm"/>
      <style:text-properties fo:font-size="20pt" style:font-size-asian="20pt" style:font-size-complex="20pt"/>
    </style:style>
    <style:style style:name="Csak_20_cím-outline7" style:display-name="Csak cím-outline7" style:family="presentation" style:parent-style-name="Csak_20_cím-outline6">
      <style:paragraph-properties fo:margin-top="0.1cm" fo:margin-bottom="0cm"/>
      <style:text-properties fo:font-size="20pt" style:font-size-asian="20pt" style:font-size-complex="20pt"/>
    </style:style>
    <style:style style:name="Csak_20_cím-outline8" style:display-name="Csak cím-outline8" style:family="presentation" style:parent-style-name="Csak_20_cím-outline7">
      <style:paragraph-properties fo:margin-top="0.1cm" fo:margin-bottom="0cm"/>
      <style:text-properties fo:font-size="20pt" style:font-size-asian="20pt" style:font-size-complex="20pt"/>
    </style:style>
    <style:style style:name="Csak_20_cím-outline9" style:display-name="Csak cím-outline9" style:family="presentation" style:parent-style-name="Csak_20_cím-outline8">
      <style:paragraph-properties fo:margin-top="0.1cm" fo:margin-bottom="0cm"/>
      <style:text-properties fo:font-size="20pt" style:font-size-asian="20pt" style:font-size-complex="20pt"/>
    </style:style>
    <style:style style:name="Csak_20_cím-subtitle" style:display-name="Csak cím-subtitle" style:family="presentation">
      <style:graphic-properties draw:stroke="none" draw:fill="none" draw:textarea-vertical-align="middle">
        <text:list-style style:name="Csak_20_cím-subtitle" style:display-name="Csak cí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sak_20_cím-title" style:display-name="Csak cím-title" style:family="presentation">
      <style:graphic-properties draw:stroke="none" draw:fill="none" draw:textarea-vertical-align="middle" style:writing-mode="lr-tb">
        <text:list-style style:name="Csak_20_cím-title" style:display-name="Csak cí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Üres-background" style:family="presentation">
      <style:graphic-properties draw:stroke="none" draw:fill="solid" draw:fill-color="#ffffff"/>
      <style:text-properties style:letter-kerning="true"/>
    </style:style>
    <style:style style:name="Ür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Ür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Üres-outline1" style:family="presentation">
      <style:graphic-properties draw:stroke="none" draw:fill="none" draw:auto-grow-height="false" draw:fit-to-size="false" style:shrink-to-fit="true" style:writing-mode="lr-tb">
        <text:list-style style:name="Ür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Üres-outline2" style:family="presentation" style:parent-style-name="Ür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Üres-outline3" style:family="presentation" style:parent-style-name="Ür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Üres-outline4" style:family="presentation" style:parent-style-name="Ür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Üres-outline5" style:family="presentation" style:parent-style-name="Üres-outline4">
      <style:paragraph-properties fo:margin-top="0.1cm" fo:margin-bottom="0cm"/>
      <style:text-properties fo:font-size="20pt" style:font-size-asian="20pt" style:font-size-complex="20pt"/>
    </style:style>
    <style:style style:name="Üres-outline6" style:family="presentation" style:parent-style-name="Üres-outline5">
      <style:paragraph-properties fo:margin-top="0.1cm" fo:margin-bottom="0cm"/>
      <style:text-properties fo:font-size="20pt" style:font-size-asian="20pt" style:font-size-complex="20pt"/>
    </style:style>
    <style:style style:name="Üres-outline7" style:family="presentation" style:parent-style-name="Üres-outline6">
      <style:paragraph-properties fo:margin-top="0.1cm" fo:margin-bottom="0cm"/>
      <style:text-properties fo:font-size="20pt" style:font-size-asian="20pt" style:font-size-complex="20pt"/>
    </style:style>
    <style:style style:name="Üres-outline8" style:family="presentation" style:parent-style-name="Üres-outline7">
      <style:paragraph-properties fo:margin-top="0.1cm" fo:margin-bottom="0cm"/>
      <style:text-properties fo:font-size="20pt" style:font-size-asian="20pt" style:font-size-complex="20pt"/>
    </style:style>
    <style:style style:name="Üres-outline9" style:family="presentation" style:parent-style-name="Üres-outline8">
      <style:paragraph-properties fo:margin-top="0.1cm" fo:margin-bottom="0cm"/>
      <style:text-properties fo:font-size="20pt" style:font-size-asian="20pt" style:font-size-complex="20pt"/>
    </style:style>
    <style:style style:name="Üres-subtitle" style:family="presentation">
      <style:graphic-properties draw:stroke="none" draw:fill="none" draw:textarea-vertical-align="middle">
        <text:list-style style:name="Ür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Üres-title" style:family="presentation">
      <style:graphic-properties draw:stroke="none" draw:fill="none" draw:textarea-vertical-align="middle" style:writing-mode="lr-tb">
        <text:list-style style:name="Ür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rtalomrész_20_képaláírással-background" style:display-name="Tartalomrész képaláírással-background" style:family="presentation">
      <style:graphic-properties draw:stroke="none" draw:fill="solid" draw:fill-color="#ffffff"/>
      <style:text-properties style:letter-kerning="true"/>
    </style:style>
    <style:style style:name="Tartalomrész_20_képaláírással-backgroundobjects" style:display-name="Tartalomrész 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rtalomrész_20_képaláírással-notes" style:display-name="Tartalomrész 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rtalomrész_20_képaláírással-outline1" style:display-name="Tartalomrész képaláírással-outline1" style:family="presentation">
      <style:graphic-properties draw:stroke="none" draw:fill="none" draw:auto-grow-height="false" draw:fit-to-size="false" style:shrink-to-fit="true" style:writing-mode="lr-tb">
        <text:list-style style:name="Tartalomrész_20_képaláírással-outline1" style:display-name="Tartalomrész képaláíráss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rtalomrész_20_képaláírással-outline2" style:display-name="Tartalomrész képaláírással-outline2" style:family="presentation" style:parent-style-name="Tartalomrész_20_képaláíráss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artalomrész_20_képaláírással-outline3" style:display-name="Tartalomrész képaláírással-outline3" style:family="presentation" style:parent-style-name="Tartalomrész_20_képaláíráss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rtalomrész_20_képaláírással-outline4" style:display-name="Tartalomrész képaláírással-outline4" style:family="presentation" style:parent-style-name="Tartalomrész_20_képaláíráss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rtalomrész_20_képaláírással-outline5" style:display-name="Tartalomrész képaláírással-outline5" style:family="presentation" style:parent-style-name="Tartalomrész_20_képaláírással-outline4">
      <style:paragraph-properties fo:margin-top="0.1cm" fo:margin-bottom="0cm"/>
      <style:text-properties fo:font-size="20pt" style:font-size-asian="20pt" style:font-size-complex="20pt"/>
    </style:style>
    <style:style style:name="Tartalomrész_20_képaláírással-outline6" style:display-name="Tartalomrész képaláírással-outline6" style:family="presentation" style:parent-style-name="Tartalomrész_20_képaláírással-outline5">
      <style:paragraph-properties fo:margin-top="0.1cm" fo:margin-bottom="0cm"/>
      <style:text-properties fo:font-size="20pt" style:font-size-asian="20pt" style:font-size-complex="20pt"/>
    </style:style>
    <style:style style:name="Tartalomrész_20_képaláírással-outline7" style:display-name="Tartalomrész képaláírással-outline7" style:family="presentation" style:parent-style-name="Tartalomrész_20_képaláírással-outline6">
      <style:paragraph-properties fo:margin-top="0.1cm" fo:margin-bottom="0cm"/>
      <style:text-properties fo:font-size="20pt" style:font-size-asian="20pt" style:font-size-complex="20pt"/>
    </style:style>
    <style:style style:name="Tartalomrész_20_képaláírással-outline8" style:display-name="Tartalomrész képaláírással-outline8" style:family="presentation" style:parent-style-name="Tartalomrész_20_képaláírással-outline7">
      <style:paragraph-properties fo:margin-top="0.1cm" fo:margin-bottom="0cm"/>
      <style:text-properties fo:font-size="20pt" style:font-size-asian="20pt" style:font-size-complex="20pt"/>
    </style:style>
    <style:style style:name="Tartalomrész_20_képaláírással-outline9" style:display-name="Tartalomrész képaláírással-outline9" style:family="presentation" style:parent-style-name="Tartalomrész_20_képaláírással-outline8">
      <style:paragraph-properties fo:margin-top="0.1cm" fo:margin-bottom="0cm"/>
      <style:text-properties fo:font-size="20pt" style:font-size-asian="20pt" style:font-size-complex="20pt"/>
    </style:style>
    <style:style style:name="Tartalomrész_20_képaláírással-subtitle" style:display-name="Tartalomrész képaláírással-subtitle" style:family="presentation">
      <style:graphic-properties draw:stroke="none" draw:fill="none" draw:textarea-vertical-align="middle">
        <text:list-style style:name="Tartalomrész_20_képaláírással-subtitle" style:display-name="Tartalomrész képaláíráss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rtalomrész_20_képaláírással-title" style:display-name="Tartalomrész képaláírással-title" style:family="presentation">
      <style:graphic-properties draw:stroke="none" draw:fill="none" draw:textarea-vertical-align="middle" style:writing-mode="lr-tb">
        <text:list-style style:name="Tartalomrész_20_képaláírással-title" style:display-name="Tartalomrész képaláíráss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ép_20_képaláírással-background" style:display-name="Kép képaláírással-background" style:family="presentation">
      <style:graphic-properties draw:stroke="none" draw:fill="solid" draw:fill-color="#ffffff"/>
      <style:text-properties style:letter-kerning="true"/>
    </style:style>
    <style:style style:name="Kép_20_képaláírással-backgroundobjects" style:display-name="Kép képaláíráss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ép_20_képaláírással-notes" style:display-name="Kép képaláíráss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ép_20_képaláírással-outline1" style:display-name="Kép képaláírással-outline1" style:family="presentation">
      <style:graphic-properties draw:stroke="none" draw:fill="none" draw:auto-grow-height="false" draw:fit-to-size="false" style:shrink-to-fit="true" style:writing-mode="lr-tb">
        <text:list-style style:name="Kép_20_képaláírással-outline1" style:display-name="Kép képaláíráss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ép_20_képaláírással-outline2" style:display-name="Kép képaláírással-outline2" style:family="presentation" style:parent-style-name="Kép_20_képaláírássa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Kép_20_képaláírással-outline3" style:display-name="Kép képaláírással-outline3" style:family="presentation" style:parent-style-name="Kép_20_képaláírássa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ép_20_képaláírással-outline4" style:display-name="Kép képaláírással-outline4" style:family="presentation" style:parent-style-name="Kép_20_képaláírássa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ép_20_képaláírással-outline5" style:display-name="Kép képaláírással-outline5" style:family="presentation" style:parent-style-name="Kép_20_képaláírással-outline4">
      <style:paragraph-properties fo:margin-top="0.1cm" fo:margin-bottom="0cm"/>
      <style:text-properties fo:font-size="20pt" style:font-size-asian="20pt" style:font-size-complex="20pt"/>
    </style:style>
    <style:style style:name="Kép_20_képaláírással-outline6" style:display-name="Kép képaláírással-outline6" style:family="presentation" style:parent-style-name="Kép_20_képaláírással-outline5">
      <style:paragraph-properties fo:margin-top="0.1cm" fo:margin-bottom="0cm"/>
      <style:text-properties fo:font-size="20pt" style:font-size-asian="20pt" style:font-size-complex="20pt"/>
    </style:style>
    <style:style style:name="Kép_20_képaláírással-outline7" style:display-name="Kép képaláírással-outline7" style:family="presentation" style:parent-style-name="Kép_20_képaláírással-outline6">
      <style:paragraph-properties fo:margin-top="0.1cm" fo:margin-bottom="0cm"/>
      <style:text-properties fo:font-size="20pt" style:font-size-asian="20pt" style:font-size-complex="20pt"/>
    </style:style>
    <style:style style:name="Kép_20_képaláírással-outline8" style:display-name="Kép képaláírással-outline8" style:family="presentation" style:parent-style-name="Kép_20_képaláírással-outline7">
      <style:paragraph-properties fo:margin-top="0.1cm" fo:margin-bottom="0cm"/>
      <style:text-properties fo:font-size="20pt" style:font-size-asian="20pt" style:font-size-complex="20pt"/>
    </style:style>
    <style:style style:name="Kép_20_képaláírással-outline9" style:display-name="Kép képaláírással-outline9" style:family="presentation" style:parent-style-name="Kép_20_képaláírással-outline8">
      <style:paragraph-properties fo:margin-top="0.1cm" fo:margin-bottom="0cm"/>
      <style:text-properties fo:font-size="20pt" style:font-size-asian="20pt" style:font-size-complex="20pt"/>
    </style:style>
    <style:style style:name="Kép_20_képaláírással-subtitle" style:display-name="Kép képaláírással-subtitle" style:family="presentation">
      <style:graphic-properties draw:stroke="none" draw:fill="none" draw:textarea-vertical-align="middle">
        <text:list-style style:name="Kép_20_képaláírással-subtitle" style:display-name="Kép képaláíráss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ép_20_képaláírással-title" style:display-name="Kép képaláírással-title" style:family="presentation">
      <style:graphic-properties draw:stroke="none" draw:fill="none" draw:textarea-vertical-align="middle" style:writing-mode="lr-tb">
        <text:list-style style:name="Kép_20_képaláírással-title" style:display-name="Kép képaláíráss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hu" fo:country="H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Címdi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Címdi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Címdi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Címdi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ím_20_és_20_függőleges_20_szöveg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Cím_20_és_20_függőleges_20_szöveg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Cím_20_és_20_függőleges_20_szöve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Cím_20_és_20_függőleges_20_szöveg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Cím_20_és_20_függőleges_20_szöveg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üggőleges_20_cím_20_és_20_szöveg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Függőleges_20_cím_20_és_20_szöveg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Függőleges_20_cím_20_és_20_szöve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Függőleges_20_cím_20_és_20_szöveg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Függőleges_20_cím_20_és_20_szöveg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Cím_20_és_20_tartalom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Cím_20_és_20_tartalo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Cím_20_és_20_tartalo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Cím_20_és_20_tartalo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Cím_20_és_20_tartalo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zakaszfejléc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zakaszfejléc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zakaszfejléc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zakaszfejlé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zakaszfejlé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_32__20_tartalomrész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_32__20_tartalomrész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_32__20_tartalomrész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_32__20_tartalomrész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_32__20_tartalomrész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Összehasonlítá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Összehasonlítás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Összehasonlítá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Összehasonlítá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Összehasonlítá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Összehasonlítá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Csak_20_cím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Csak_20_cí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Csak_20_cí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Csak_20_cí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Ür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Ür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Ür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Tartalomrész_20_képaláírássa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Tartalomrész_20_képaláírássa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Tartalomrész_20_képaláíráss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Tartalomrész_20_képaláíráss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Tartalomrész_20_képaláíráss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Kép_20_képaláírássa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Kép_20_képaláírássa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Kép_20_képaláírássa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Kép_20_képaláírássa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Kép_20_képaláírássa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hu" fo:country="H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hu" fo:country="H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hu" fo:country="H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hu" fo:country="H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hu" fo:country="H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hu" fo:country="H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hu" fo:country="H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hu" fo:country="H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hu" fo:country="H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hu" fo:country="H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hu" fo:country="H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hu" fo:country="H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787878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787878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ímdia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intacím szerkesztése</text:span></text:p>
        </draw:text-box>
      </draw:frame>
      <draw:frame draw:name="Dátum hely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ímdia-title" draw:layer="backgroundobjects" svg:width="19.798cm" svg:height="11.136cm" svg:x="0.6cm" svg:y="2.257cm" presentation:class="page"/>
        <draw:frame presentation:style-name="Cím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ím_20_és_20_függőleges_20_szöveg" style:display-name="Cím és függőleges szöveg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intacím szerkesztése</text:span></text:p>
        </draw:text-box>
      </draw:frame>
      <draw:frame draw:name="Függőleges szöveg helye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intaszöveg szerkesztés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Második szint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Harmadik szint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ím_20_és_20_függőleges_20_szöveg-title" draw:layer="backgroundobjects" svg:width="0cm" svg:height="0cm" svg:x="0cm" svg:y="2.257cm" presentation:class="page"/>
        <draw:frame presentation:style-name="Cím_20_és_20_függőleges_20_szöveg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üggőleges_20_cím_20_és_20_szöveg" style:display-name="Függőleges cím és szöveg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Függőleges cím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Mintacím szerkesztése</text:span></text:p>
        </draw:text-box>
      </draw:frame>
      <draw:frame draw:name="Függőleges szöveg helye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Mintaszöveg szerkesztés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Második szint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Harmadik szint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üggőleges_20_cím_20_és_20_szöveg-title" draw:layer="backgroundobjects" svg:width="0cm" svg:height="0cm" svg:x="0cm" svg:y="2.257cm" presentation:class="page"/>
        <draw:frame presentation:style-name="Függőleges_20_cím_20_és_20_szöveg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ím_20_és_20_tartalom" style:display-name="Cím és tartalom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intacím szerkesztése</text:span></text:p>
        </draw:text-box>
      </draw:frame>
      <draw:frame draw:name="Tartalom helye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intaszöveg szerkesztés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Második szint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Harmadik szint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ím_20_és_20_tartalom-title" draw:layer="backgroundobjects" svg:width="0cm" svg:height="0cm" svg:x="0cm" svg:y="2.257cm" presentation:class="page"/>
        <draw:frame presentation:style-name="Cím_20_és_20_tartalom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zakaszfejléc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Mintacím szerkesztése</text:span></text:p>
        </draw:text-box>
      </draw:frame>
      <draw:frame draw:name="Szöveg helye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Mintaszöveg szerkesztése</text:span></text:p>
        </draw:text-box>
      </draw:frame>
      <draw:frame draw:name="Dátum helye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zakaszfejléc-title" draw:layer="backgroundobjects" svg:width="0cm" svg:height="0cm" svg:x="0cm" svg:y="2.257cm" presentation:class="page"/>
        <draw:frame presentation:style-name="Szakaszfejléc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20_tartalomrész" style:display-name="2 tartalomrész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intacím szerkesztése</text:span></text:p>
        </draw:text-box>
      </draw:frame>
      <draw:frame draw:name="Tartalom helye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intaszöveg szerkesztés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Második szint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Harmadik szint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artalom helye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Mintaszöveg szerkesztés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Második szint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Harmadik szint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_32__20_tartalomrész-title" draw:layer="backgroundobjects" svg:width="0cm" svg:height="0cm" svg:x="0cm" svg:y="2.257cm" presentation:class="page"/>
        <draw:frame presentation:style-name="_32__20_tartalomrész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Összehasonlítás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Mintacím szerkesztése</text:span></text:p>
        </draw:text-box>
      </draw:frame>
      <draw:frame draw:name="Szöveg helye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Mintaszöveg szerkesztése</text:span></text:p>
        </draw:text-box>
      </draw:frame>
      <draw:frame draw:name="Tartalom helye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Mintaszöveg szerkesztés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Második szint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Harmadik szint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zöveg helye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Mintaszöveg szerkesztése</text:span></text:p>
        </draw:text-box>
      </draw:frame>
      <draw:frame draw:name="Tartalom helye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Mintaszöveg szerkesztése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Második szint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Harmadik szint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átum helye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Összehasonlítás-title" draw:layer="backgroundobjects" svg:width="0cm" svg:height="0cm" svg:x="0cm" svg:y="2.257cm" presentation:class="page"/>
        <draw:frame presentation:style-name="Összehasonlítás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sak_20_cím" style:display-name="Csak cím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intacím szerkesztése</text:span></text:p>
        </draw:text-box>
      </draw:frame>
      <draw:frame draw:name="Dátum helye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Csak_20_cím-title" draw:layer="backgroundobjects" svg:width="0cm" svg:height="0cm" svg:x="0cm" svg:y="2.257cm" presentation:class="page"/>
        <draw:frame presentation:style-name="Csak_20_cím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Üres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átum helye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Üres-title" draw:layer="backgroundobjects" svg:width="0cm" svg:height="0cm" svg:x="0cm" svg:y="2.257cm" presentation:class="page"/>
        <draw:frame presentation:style-name="Üres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artalomrész_20_képaláírással" style:display-name="Tartalomrész képaláírással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Mintacím szerkesztése</text:span></text:p>
        </draw:text-box>
      </draw:frame>
      <draw:frame draw:name="Tartalom helye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Mintaszöveg szerkesztése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Második szint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Harmadik szint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Negyedik szi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Ötödik szin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zöveg helye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Mintaszöveg szerkesztése</text:span></text:p>
        </draw:text-box>
      </draw:frame>
      <draw:frame draw:name="Dátum helye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rtalomrész_20_képaláírással-title" draw:layer="backgroundobjects" svg:width="0cm" svg:height="0cm" svg:x="0cm" svg:y="2.257cm" presentation:class="page"/>
        <draw:frame presentation:style-name="Tartalomrész_20_képaláírással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Kép_20_képaláírással" style:display-name="Kép képaláírással" style:page-layout-name="PM1" draw:style-name="Mdp1">
      <loext:theme loext:name="Office-téma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Cím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Mintacím szerkesztése</text:span></text:p>
        </draw:text-box>
      </draw:frame>
      <draw:frame draw:name="Kép helye 2" presentation:style-name="Kép_20_képaláírással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Szöveg helye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Mintaszöveg szerkesztése</text:span></text:p>
        </draw:text-box>
      </draw:frame>
      <draw:frame draw:name="Dátum helye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Élőláb helye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Dia számának helye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Kép_20_képaláírással-title" draw:layer="backgroundobjects" svg:width="0cm" svg:height="0cm" svg:x="0cm" svg:y="2.257cm" presentation:class="page"/>
        <draw:frame presentation:style-name="Kép_20_képaláírással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Tünde Tóth</meta:initial-creator>
    <dc:creator>Tünde Tóth</dc:creator>
    <meta:editing-cycles>1</meta:editing-cycles>
    <meta:creation-date>2024-08-22T08:42:21</meta:creation-date>
    <dc:date>2024-08-22T08:45:30</dc:date>
    <meta:editing-duration>PT3M</meta:editing-duration>
    <meta:generator>LibreOfficeDev/25.2.0.0.alpha0$Windows_X86_64 LibreOffice_project/98bd1824ee0a08ebca9b404c79689458f407ab4a</meta:generator>
    <meta:document-statistic meta:object-count="136"/>
    <meta:user-defined meta:name="AppVersion">16.0000</meta:user-defined>
    <meta:user-defined meta:name="PresentationFormat">Szélesvásznú</meta:user-defined>
    <meta:user-defined meta:name="Slides" meta:value-type="float">1</meta:user-defined>
  </office:meta>
</office:document-meta>
</file>